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d62d" officeooo:paragraph-rsid="001cd62d"/>
    </style:style>
    <style:style style:name="P2" style:family="paragraph" style:parent-style-name="Standard">
      <style:paragraph-properties fo:text-align="justify" style:justify-single-word="false"/>
      <style:text-properties officeooo:rsid="001e61f0" officeooo:paragraph-rsid="001e61f0"/>
    </style:style>
    <style:style style:name="P3" style:family="paragraph" style:parent-style-name="Standard">
      <style:text-properties officeooo:rsid="001e61f0" officeooo:paragraph-rsid="001ff5ab"/>
    </style:style>
    <style:style style:name="P4" style:family="paragraph" style:parent-style-name="Standard">
      <style:paragraph-properties fo:text-align="center" style:justify-single-word="false"/>
      <style:text-properties fo:font-size="14pt" officeooo:rsid="001e61f0" officeooo:paragraph-rsid="001e61f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1e61f0" officeooo:paragraph-rsid="001e61f0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justify" style:justify-single-word="false"/>
      <style:text-properties fo:color="#800000" fo:font-size="12pt" fo:font-style="italic" officeooo:rsid="001e61f0" officeooo:paragraph-rsid="001e61f0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800000" fo:font-size="12pt" officeooo:rsid="001e61f0" officeooo:paragraph-rsid="001e61f0" style:font-size-asian="12pt" style:font-size-complex="12pt"/>
    </style:style>
    <style:style style:name="P8" style:family="paragraph" style:parent-style-name="Standard">
      <style:text-properties fo:font-style="normal" officeooo:rsid="001ff5ab" officeooo:paragraph-rsid="001ff5ab" style:font-style-asian="normal" style:font-style-complex="normal"/>
    </style:style>
    <style:style style:name="P9" style:family="paragraph" style:parent-style-name="Standard">
      <style:text-properties fo:font-style="normal" officeooo:rsid="0021e321" officeooo:paragraph-rsid="0021e321" style:font-style-asian="normal" style:font-style-complex="normal"/>
    </style:style>
    <style:style style:name="P10" style:family="paragraph" style:parent-style-name="Standard">
      <style:text-properties style:use-window-font-color="true" fo:font-style="normal" officeooo:rsid="0021e321" officeooo:paragraph-rsid="0021e321" style:font-style-asian="normal" style:font-style-complex="normal"/>
    </style:style>
    <style:style style:name="P11" style:family="paragraph" style:parent-style-name="Standard">
      <style:text-properties style:use-window-font-color="true" officeooo:rsid="001e61f0" officeooo:paragraph-rsid="001ff5ab"/>
    </style:style>
    <style:style style:name="P12" style:family="paragraph" style:parent-style-name="Standard">
      <style:text-properties fo:color="#000000" fo:font-style="normal" officeooo:rsid="00247553" officeooo:paragraph-rsid="00247553" fo:background-color="transparent" style:font-style-asian="normal" style:font-style-complex="normal"/>
    </style:style>
    <style:style style:name="P13" style:family="paragraph" style:parent-style-name="Standard">
      <style:text-properties fo:color="#990000" fo:font-style="normal" officeooo:rsid="00247553" officeooo:paragraph-rsid="00247553" fo:background-color="transparent" style:font-style-asian="normal" style:font-style-complex="normal"/>
    </style:style>
    <style:style style:name="T1" style:family="text">
      <style:text-properties officeooo:rsid="001da524"/>
    </style:style>
    <style:style style:name="T2" style:family="text">
      <style:text-properties officeooo:rsid="001ff5ab"/>
    </style:style>
    <style:style style:name="T3" style:family="text">
      <style:text-properties fo:font-style="italic" officeooo:rsid="001ff5ab" style:font-style-asian="italic" style:font-style-complex="italic"/>
    </style:style>
    <style:style style:name="T4" style:family="text">
      <style:text-properties fo:font-style="normal" officeooo:rsid="001ff5ab" style:font-style-asian="normal" style:font-style-complex="normal"/>
    </style:style>
    <style:style style:name="T5" style:family="text">
      <style:text-properties officeooo:rsid="0021e321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800000" fo:background-color="transparent" loext:char-shading-value="0"/>
    </style:style>
    <style:style style:name="T8" style:family="text">
      <style:text-properties fo:color="#990000" fo:background-color="transparent" loext:char-shading-value="0"/>
    </style:style>
    <style:style style:name="T9" style:family="text">
      <style:text-properties officeooo:rsid="002475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s casais,</text:p>
      <text:p text:style-name="P1"/>
      <text:p text:style-name="P1">a partir dessa semana convidamos vocês a embarcarem em uma jornada inesquecível de descoberta sobre o verdadeiro Amor. <text:s/>Baseado no livro “O Desafio de Amar” <text:span text:style-name="T1">de Stephen e Alex Kendrick, citado no filme “Prova de Fogo”, enviaremos juntamente com as “Pílulas do Amor” <text:s/>um “Devocional Semanal” <text:s/></text:span><text:s/><text:span text:style-name="T1">para maridos e esposas que desejam ardentemente, assim como nós, entender e viver o amor incondicional em seu casamento.</text:span></text:p>
      <text:p text:style-name="P2">Casais tripulantes do Amor, Desafiem-se a aceitar o desafio de amar e veja o seu casamento ser transformado para sempre!!!!</text:p>
      <text:p text:style-name="P2"/>
      <text:p text:style-name="P4">1° SEMANA</text:p>
      <text:p text:style-name="P4"/>
      <text:p text:style-name="P5">O Amor é paciente</text:p>
      <text:p text:style-name="P5"/>
      <text:p text:style-name="P6">Sejam completamente humildes e dóceis, e sejam pacientes, suportando uns aos outros com amor. - Efésios 4:2</text:p>
      <text:p text:style-name="P7"/>
      <text:p text:style-name="P3">Contradizendo o que muitos pensam, essa jornada nos remete a entender o amor não apenas como um sentimento, mas como uma AÇÃO. <text:s/><text:span text:style-name="T2">Amar é um verbo de ação, desafiar-se a amar requer decisão. Basear nosso comportamento a partir da decisão de amar não é fácil, é realmente um desafio, mas a melhor <text:s/>recompensa será <text:s/>ter o verdadeiro AMOR fluindo em nossas vidas , em nosso casamento e <text:s/>em toda nossa família.</text:span></text:p>
      <text:p text:style-name="P11"/>
      <text:p text:style-name="P3"><text:span text:style-name="T2">O amor é construído sobre dois pilares que melhor definem o que ele é. Esses pilares são a </text:span><text:span text:style-name="T3">paciência</text:span><text:span text:style-name="T2"> e a </text:span><text:span text:style-name="T3">bondade . </text:span><text:span text:style-name="T4">Todas as outras características do amor são extensões desses dois atributos. E é aqui que começa o seu desafio, com a </text:span><text:span text:style-name="T3">paciência.</text:span></text:p>
      <text:p text:style-name="P8">Quando você decide ser paciente, você responde de maneira positiva à uma situação negativa. Você é tardio em irar-se. Prefere ter um “pavio longo” a se irritar facilmente. <text:span text:style-name="T5">Ao invés de ser impaciente e exigente, o amor lhe ajuda a se acalmar e a transmitir misericórdia aos que estão ao seu redor. A paciência traz a calma interior em meio a tempestade exterior.</text:span></text:p>
      <text:p text:style-name="P9">A paci<text:span text:style-name="T9">ê</text:span>ncia paralisa o andamento do problema. A paciência, mais do que morder a língua, mais do que bater a mão na boca, é respirar fundo. Ela purifica o ar. Ter paciência é escolher controlar suas emoções ao invés de permitir que elas lhe controlem. É demonstrar discrição ao invés de pagar mal com mal.</text:p>
      <text:p text:style-name="P9">A paciência nos torna sábios. Ela não se apressa em julgar, mas ouve o que a outra pessoa está dizendo. Ela espera na entrada, enquanto a raiva deseja invadir com violência. <text:span text:style-name="T7">“O homem paciente dá prova de grande entendimento, mas o precipitado revela insensatez” (Provérbios 14:29).</text:span></text:p>
      <text:p text:style-name="P10"><text:span text:style-name="T6">Assim como a falta de paciência fará de seu lar uma zona de guerra, a prática da paciência estimulará a paz e a tranquilidade. </text:span><text:span text:style-name="T8">“O homem irritável provoca dissensão, mas quem é paciente acalma a discussão” (Provérbios 15:18).</text:span></text:p>
      <text:p text:style-name="P12">A paciência lhe ajuda a dar ao seu cônjuge o direito de ser humano. A paciência entende que todos falham. Poucos de nós praticam a paciência de forma adequada e nenhum de nós a pratica naturalmente. Mas o homem e a mulher sábios verão a paciência como um ingrediente essencial no casamento. Este é um bom ponto de partida para demonstrar amor verdadeiro.</text:p>
      <text:p text:style-name="P12"/>
      <text:p text:style-name="P13">“Sejam todos prontos para ouvir, tardios para falar e tardios para irar-se”(Tiago 1:19).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dro Júnior</meta:initial-creator>
    <meta:creation-date>2016-07-06T15:02:18.528279892</meta:creation-date>
    <dc:date>2016-07-08T09:34:14.932819336</dc:date>
    <dc:creator>Evandro Júnior</dc:creator>
    <meta:editing-duration>PT24M21S</meta:editing-duration>
    <meta:editing-cycles>4</meta:editing-cycles>
    <meta:generator>LibreOffice/5.0.3.2$Linux_X86_64 LibreOffice_project/00m0$Build-2</meta:generator>
    <meta:document-statistic meta:table-count="0" meta:image-count="0" meta:object-count="0" meta:page-count="2" meta:paragraph-count="14" meta:word-count="504" meta:character-count="2942" meta:non-whitespace-character-count="2444"/>
  </office:meta>
</office:document-meta>
</file>